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>
        <draw:frame draw:name="Chart 5" draw:style-name="gr1" draw:text-style-name="P1" draw:layer="layout" svg:width="22.577cm" svg:height="15.051cm" svg:x="5.644cm" svg:y="1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hu" fo:country="H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hu" fo:country="H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initial-creator>Tamás Bunth</meta:initial-creator>
    <dc:creator>Tamás Bunth</dc:creator>
    <meta:editing-cycles>1</meta:editing-cycles>
    <meta:creation-date>2019-11-28T12:27:41</meta:creation-date>
    <dc:date>2019-11-28T12:30:41</dc:date>
    <meta:editing-duration>PT2M</meta:editing-duration>
    <meta:generator>LibreOfficeDev/6.5.0.0.alpha0$Linux_X86_64 LibreOffice_project/cf91aafe56762c4e7ab257e73729b1039d684658</meta:generator>
    <meta:document-statistic meta:object-count="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_Worksheet.xlsx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  <style:text-properties fo:color="#000000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78cm" svg:height="15.052cm" xlink:href="." xlink:type="simple" chart:class="chart:circle" chart:style-name="ch1">
        <chart:title svg:x="10.496cm" svg:y="0.436cm" chart:style-name="ch2">
          <text:p>Sales</text:p>
        </chart:title>
        <chart:legend chart:legend-position="bottom" svg:x="9.901cm" svg:y="14.426cm" style:legend-expansion="wide" chart:style-name="ch3"/>
        <chart:plot-area chart:style-name="ch4" chart:data-source-has-labels="both" svg:x="0.451cm" svg:y="1.794cm" svg:width="21.676cm" svg:height="12.147cm">
          <chartooo:coordinate-region svg:x="5.216cm" svg:y="1.795cm" svg:width="12.145cm" svg:height="12.145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loext:custom-label-field="Kiskacsa"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E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tt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Dev/6.5.0.0.alpha0$Linux_X86_64 LibreOffice_project/cf91aafe56762c4e7ab257e73729b1039d68465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